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12cm" fo:min-width="7.12cm"/>
    </style:style>
    <style:style style:name="gr2" style:family="graphic" style:parent-style-name="standard">
      <style:graphic-properties draw:textarea-horizontal-align="justify" draw:textarea-vertical-align="middle" draw:auto-grow-height="false" fo:min-height="0.417cm" fo:min-width="3.723cm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7.12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  <style:text-properties fo:font-size="13.5pt"/>
    </style:style>
    <style:style style:name="P2" style:family="paragraph">
      <style:paragraph-properties fo:text-align="center"/>
      <style:text-properties fo:font-size="13.5pt"/>
    </style:style>
    <style:style style:name="P3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7.62cm" svg:height="4.762cm" svg:x="0.508cm" svg:y="0.825cm">
          <text:p text:style-name="P1"><text:span text:style-name="T1">Complaint Registration</text:span></text:p>
          <text:list text:style-name="L1">
            <text:list-item>
              <text:p text:style-name="P1"><text:span text:style-name="T2">customer_id</text:span></text:p>
            </text:list-item>
            <text:list-item>
              <text:p text:style-name="P1"><text:span text:style-name="T2">date_time</text:span></text:p>
            </text:list-item>
            <text:list-item>
              <text:p text:style-name="P1"><text:span text:style-name="T2">complaint_type</text:span></text:p>
            </text:list-item>
            <text:list-item>
              <text:p text:style-name="P1"><text:span text:style-name="T2">customer_address</text:span></text:p>
            </text:list-item>
            <text:list-item>
              <text:p text:style-name="P1"><text:span text:style-name="T2">customer_phone</text:span></text:p>
            </text:list-item>
            <text:list-item>
              <text:p text:style-name="P1"><text:span text:style-name="T2">called_phone</text:span></text:p>
            </text:list-item>
          </text:list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333cm" svg:x="8.128cm" svg:y="2.73cm">
          <text:p text:style-name="P2">POS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7.62cm" svg:height="2.667cm" svg:x="0.508cm" svg:y="5.969cm">
          <text:p text:style-name="P1"><text:span text:style-name="T1">Complaint modification</text:span></text:p>
          <text:list text:style-name="L1">
            <text:list-item>
              <text:p text:style-name="P1"><text:span text:style-name="T2">complaint_id</text:span></text:p>
            </text:list-item>
            <text:list-item>
              <text:p text:style-name="P1"><text:span text:style-name="T2">Status</text:span></text:p>
            </text:list-item>
            <text:list-item>
              <text:p text:style-name="P1"><text:span text:style-name="T2">called_phone</text:span></text:p>
            </text:list-item>
          </text:list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333cm" svg:x="8.128cm" svg:y="6.54cm">
          <text:p text:style-name="P2">POS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22:59:00.991910445</meta:creation-date>
    <dc:date>2016-10-17T23:37:29.193215520</dc:date>
    <meta:editing-duration>PT28M7S</meta:editing-duration>
    <meta:editing-cycles>3</meta:editing-cycles>
    <meta:generator>LibreOffice/5.2.2.2.0$Linux_X86_64 LibreOffice_project/20m0$Build-2</meta:generator>
    <meta:document-statistic meta:object-count="27"/>
  </office:meta>
</office:document-meta>
</file>